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0.5189in"/>
    </style:style>
    <style:style style:name="co4" style:family="table-column">
      <style:table-column-properties fo:break-before="auto" style:column-width="4.11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3" table:default-cell-style-name="ce8"/>
        <table:table-row table:style-name="ro1">
          <table:table-cell/>
          <table:table-cell table:style-name="ce2" office:value-type="string" calcext:value-type="string" table:number-columns-spanned="2" table:number-rows-spanned="1">
            <text:p>Book</text:p>
          </table:table-cell>
          <table:covered-table-cell/>
          <table:table-cell table:style-name="ce4" office:value-type="string" calcext:value-type="string" table:number-columns-spanned="2" table:number-rows-spanned="1">
            <text:p>Lecture</text:p>
          </table:table-cell>
          <table:covered-table-cell/>
          <table:table-cell table:style-name="ce5" office:value-type="string" calcext:value-type="string" table:number-columns-spanned="2" table:number-rows-spanned="1">
            <text:p>Assignment</text:p>
          </table:table-cell>
          <table:covered-table-cell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, 2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-what-is-computation/" xlink:type="simple">What is Computation?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t 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.2-2.4, 3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2-branching-and-iteration/" xlink:type="simple">Branching and Iteration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t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1, 3.3-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3-string-manipulation-guess-and-check-approximations-bisection/" xlink:type="simple">String Manipulation, Guess and Check, Approximations, Bisection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4.1-4.2, 4.4-4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4-decomposition-abstraction-and-functions/" xlink:type="simple">Decomposition, Abstraction, and Functions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t 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5-tuples-lists-aliasing-mutability-and-cloning/" xlink:type="simple">Tuples, Lists, Aliasing, Mutability, and Cloning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4.3, 5.6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6-recursion-and-dictionaries/" xlink:type="simple">Recursion and Dictionaries</text:a></text:p>
          </table:table-cell>
          <table:table-cell/>
          <table:table-cell office:value-type="string" calcext:value-type="string">
            <text:p>Pset 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, 7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7-testing-debugging-exceptions-and-assertions/" xlink:type="simple">Testing, Debugging, Exceptions, and Assertions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8-object-oriented-programming/" xlink:type="simple">Object Oriented Programming</text:a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9-python-classes-and-inheritance/" xlink:type="simple">Python Classes and Inheritance</text:a></text:p>
          </table:table-cell>
          <table:table-cell/>
          <table:table-cell office:value-type="string" calcext:value-type="string">
            <text:p>Pset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1-9.3.1, 9.3.3, 9.3.5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0-understanding-program-efficiency-part-1/" xlink:type="simple">Understanding Program Efficiency, Part 1</text:a></text:p>
          </table:table-cell>
          <table:table-cell/>
          <table:table-cell office:value-type="string" calcext:value-type="string">
            <text:p>Pset 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3.2, 9.3.4, 9.3.6, 9.3.7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1-understanding-program-efficiency-part-2/" xlink:type="simple">Understanding Program Efficiency, Part 2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1-10.2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2-searching-and-sorting/" xlink:type="simple">Searching and Sorting</text:a></text:p>
          </table:table-cell>
          <table:table-cell table:number-columns-repeated="3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1:53:35.812916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21T11:14:19.862109762</meta:creation-date>
    <dc:date>2021-01-02T21:59:05.923502084</dc:date>
    <meta:editing-duration>PT8H29M39S</meta:editing-duration>
    <meta:editing-cycles>9</meta:editing-cycles>
    <meta:generator>LibreOffice/6.4.6.2$MacOSX_X86_64 LibreOffice_project/0ce51a4fd21bff07a5c061082cc82c5ed232f115</meta:generator>
    <meta:document-statistic meta:table-count="1" meta:cell-count="59" meta:object-count="0"/>
  </office:meta>
</office:document-meta>
</file>